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85c1" officeooo:paragraph-rsid="000d85c1"/>
    </style:style>
    <style:style style:name="P2" style:family="paragraph" style:parent-style-name="Title">
      <style:text-properties officeooo:rsid="000d85c1" officeooo:paragraph-rsid="000d85c1"/>
    </style:style>
    <style:style style:name="P3" style:family="paragraph" style:parent-style-name="Subtitle">
      <style:text-properties officeooo:rsid="000d85c1" officeooo:paragraph-rsid="000d85c1"/>
    </style:style>
    <style:style style:name="P4" style:family="paragraph" style:parent-style-name="Heading_20_1">
      <style:paragraph-properties fo:break-before="page"/>
      <style:text-properties officeooo:rsid="000d85c1" officeooo:paragraph-rsid="000d85c1"/>
    </style:style>
    <style:style style:name="P5" style:family="paragraph" style:parent-style-name="Heading_20_2">
      <style:text-properties officeooo:rsid="000d85c1" officeooo:paragraph-rsid="000d85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OHTU-miniprojekti</text:p>
      <text:p text:style-name="P3">Hämmentyneet Haxaajat, kevät 2015</text:p>
      <text:h text:style-name="P4" text:outline-level="1">Definiton of Done</text:h>
      <text:h text:style-name="P5" text:outline-level="2">Testaus</text:h>
      <text:p text:style-name="P1">Kattava yksikkötestaus. Kattavuus katsotaan Coberturan rivikattavuudella. Pyritään 100% jos suinkin mahdollista.</text:p>
      <text:p text:style-name="P1">Pitää olla User-storyja vastaavat EasyB:llä toteutetut hyväksymistestit.</text:p>
      <text:p text:style-name="P1">Integraatiotestaus Junitilla tai käsin, ja järjestelmätestaus suoritetaan koneellisesti tai käsin.</text:p>
      <text:h text:style-name="P5" text:outline-level="2">Dokumentointi</text:h>
      <text:p text:style-name="P1">Koodin metodeista ja luokista tehty kattava JavaDoc. </text:p>
      <text:h text:style-name="P5" text:outline-level="2">Toimivuus</text:h>
      <text:p text:style-name="P1">Ohjelma toimii user-storyissä määritellyillä tavoilla, ja kaikki testit menevät läpi. </text:p>
      <text:h text:style-name="P5" text:outline-level="2">Continuous Integration</text:h>
      <text:p text:style-name="P1">Ajantasainen koodi on Gitissä. Ajantasainen koodi on myös jonkin testauspalvelimen hyväksymä.</text:p>
      <text:h text:style-name="P5" text:outline-level="2">Tyyli</text:h>
      <text:p text:style-name="P1">Koodi on selkeää ja pyrkii noudattamaan Javan käytänteitä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2:05:20.922048179</meta:creation-date>
    <dc:date>2015-04-02T12:20:01.877406870</dc:date>
    <meta:editing-duration>P0D</meta:editing-duration>
    <meta:editing-cycles>1</meta:editing-cycles>
    <meta:document-statistic meta:table-count="0" meta:image-count="0" meta:object-count="0" meta:page-count="2" meta:paragraph-count="15" meta:word-count="78" meta:character-count="695" meta:non-whitespace-character-count="630"/>
    <meta:generator>LibreOffice/4.2.7.2$Linux_X86_64 LibreOffice_project/420m0$Build-2</meta:generator>
  </office:meta>
</office:document-meta>
</file>